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section text:name="Section4" text:style-name="Sect1">
        <text:h text:outline-level="1" text:style-name="rststyle-heading1">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name="Section5" text:style-name="Sect2">
          <text:h text:outline-level="2" text:style-name="rststyle-heading2">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2">
          <text:h text:outline-level="2" text:style-name="rststyle-heading2">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2">
          <text:h text:outline-level="2" text:style-name="rststyle-heading2">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2">
          <text:h text:outline-level="2" text:style-name="rststyle-heading2">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2">
          <text:h text:outline-level="2" text:style-name="rststyle-heading2">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2">
          <text:h text:outline-level="2" text:style-name="rststyle-heading2">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section text:name="Section11" text:style-name="Sect1">
        <text:h text:outline-level="1" text:style-name="rststyle-heading1">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lt;Name&gt;bash&lt;/Name&gt;<ns0:line-break/><ns0:s ns0:c="8"/>&lt;Homepage&gt;https://www.gnu.org/software/bash&lt;/Homepage&gt;<ns0:line-break/><ns0:s ns0:c="8"/>&lt;Packager&gt;<ns0:line-break/><ns0:s ns0:c="13"/>&lt;Name&gt;Ali Rıza KESKİN&lt;/Name&gt;<ns0:line-break/><ns0:s ns0:c="13"/>&lt;Email&gt;paledega@yandex.ru&lt;/Email&gt;<ns0:line-break/><ns0:s ns0:c="8"/>&lt;/Packager&gt;<ns0:line-break/><ns0:s ns0:c="8"/>&lt;License&gt;GPLv2&lt;/License&gt;<ns0:line-break/><ns0:s ns0:c="8"/>&lt;IsA&gt;app:console&lt;/IsA&gt;<ns0:line-break/><ns0:s ns0:c="8"/>&lt;PartOf&gt;system.base&lt;/PartOf&gt;<ns0:line-break/><ns0:s ns0:c="8"/>&lt;Summary&gt;Bourne-Again shell&lt;/Summary&gt;<ns0:line-break/><ns0:s ns0:c="8"/>&lt;Description&gt;GNU bash shell&lt;/Description&gt;<ns0:line-break/><ns0:s ns0:c="8"/>&lt;Archive sha1sum="d116b469b9e6ea5264a74661d3a4c797da7f997b"&gt;https://ftp.gnu.org/gnu/bash/bash-5.0.tar.gz&lt;/Archive&gt;<ns0:line-break/><ns0:s ns0:c="8"/>&lt;BuildDependencies&gt;<ns0:line-break/><ns0:s ns0:c="12"/>&lt;Dependency&gt;ncurses-devel&lt;/Dependency&gt;<ns0:line-break/><ns0:s ns0:c="12"/>&lt;Dependency&gt;readline-devel&lt;/Dependency&gt;<ns0:line-break/><ns0:s ns0:c="8"/>&lt;/BuildDependencies&gt;<ns0:line-break/><ns0:s ns0:c="4"/>&lt;/Source&gt;<ns0:line-break/><ns0:line-break/><ns0:s ns0:c="4"/>&lt;Package&gt;<ns0:line-break/><ns0:s ns0:c="8"/>&lt;Name&gt;bash&lt;/Name&gt;<ns0:line-break/><ns0:s ns0:c="8"/>&lt;RuntimeDependencies&gt;<ns0:line-break/><ns0:s ns0:c="12"/>&lt;Dependency&gt;ncurses&lt;/Dependency&gt;<ns0:line-break/><ns0:s ns0:c="8"/>&lt;/RuntimeDependencies&gt;<ns0:line-break/><ns0:s ns0:c="8"/>&lt;Files&gt;<ns0:line-break/><ns0:s ns0:c="12"/>&lt;Path fileType="config"&gt;/etc&lt;/Path&gt;<ns0:line-break/><ns0:s ns0:c="12"/>&lt;Path fileType="executable"&gt;/bin&lt;/Path&gt;<ns0:line-break/><ns0:s ns0:c="12"/>&lt;Path fileType="executable"&gt;/usr/bin&lt;/Path&gt;<ns0:line-break/><ns0:s ns0:c="12"/>&lt;Path fileType="info"&gt;/usr/share/info&lt;/Path&gt;<ns0:line-break/><ns0:s ns0:c="12"/>&lt;Path fileType="header"&gt;/usr/include&lt;/Path&gt;<ns0:line-break/><ns0:s ns0:c="12"/>&lt;Path fileType="library"&gt;/usr/lib/&lt;/Path&gt;<ns0:line-break/><ns0:s ns0:c="12"/>&lt;Path fileType="localedata"&gt;/usr/share/locale&lt;/Path&gt;<ns0:line-break/><ns0:s ns0:c="8"/>&lt;/Files&gt;<ns0:line-break/><ns0:s ns0:c="4"/>&lt;/Package&gt;<ns0:line-break/><ns0:s ns0:c="4"/>&lt;History&gt;<ns0:line-break/><ns0:s ns0:c="8"/>&lt;Update release="1"&gt;<ns0:line-break/><ns0:s ns0:c="12"/>&lt;Date&gt;2019-01-17&lt;/Date&gt;<ns0:line-break/><ns0:s ns0:c="12"/>&lt;Version&gt;5.0&lt;/Version&gt;<ns0:line-break/><ns0:s ns0:c="12"/>&lt;Comment&gt;First release&lt;/Comment&gt;<ns0:line-break/><ns0:s ns0:c="12"/>&lt;Name&gt;Ali Rıza KESKİN&lt;/Name&gt;<ns0:line-break/><ns0:s ns0:c="12"/>&lt;Email&gt;paledega@yandex.ru&lt;/Email&gt;<ns0:line-break/><ns0:s ns0:c="8"/>&lt;/Update&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pan text:style-name="rststyle-name">
          <text:span text:style-name="rststyle-tag">&lt;/INARY&gt;</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6:43:24</meta:creation-date>
    <dc:creator>a</dc:creator>
    <dc:date>2021-08-10T06:43:24</dc:date>
    <dc:language>en-US</dc:language>
    <meta:editing-cycles>1</meta:editing-cycles>
    <meta:editing-duration>PT00M01S</meta:editing-duration>
    <dc:title>Inary paket yapımı</dc:title>
  </office:meta>
</office:document-meta>
</file>